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5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textarea-horizontal-align="center" draw:textarea-vertical-align="middle"/>
    </style:style>
    <style:style style:name="gr7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ff00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311cm" svg:height="0.963cm" svg:x="3.189cm" svg:y="14cm">
          <draw:text-box>
            <text:p text:style-name="P1">C0</text:p>
          </draw:text-box>
        </draw:frame>
        <draw:frame draw:style-name="gr1" draw:layer="layout" svg:width="1.311cm" svg:height="0.963cm" svg:x="16.189cm" svg:y="14cm">
          <draw:text-box>
            <text:p text:style-name="P1">C1</text:p>
          </draw:text-box>
        </draw:frame>
        <draw:line draw:style-name="gr2" draw:text-style-name="P2" draw:layer="layout" svg:x1="4cm" svg:y1="13.5cm" svg:x2="13cm" svg:y2="4cm">
          <text:p text:style-name="P1"/>
        </draw:line>
        <draw:line draw:style-name="gr2" draw:text-style-name="P2" draw:layer="layout" svg:x1="4cm" svg:y1="13.5cm" svg:x2="16.5cm" svg:y2="13.5cm">
          <text:p text:style-name="P1"/>
        </draw:line>
        <draw:line draw:style-name="gr2" draw:text-style-name="P2" draw:layer="layout" svg:x1="13cm" svg:y1="4cm" svg:x2="16.5cm" svg:y2="13.5cm">
          <text:p text:style-name="P1"/>
        </draw:line>
        <draw:line draw:style-name="gr2" draw:text-style-name="P2" draw:layer="layout" svg:x1="13cm" svg:y1="4cm" svg:x2="13cm" svg:y2="13.5cm">
          <text:p text:style-name="P1"/>
        </draw:line>
        <draw:line draw:style-name="gr3" draw:text-style-name="P2" draw:layer="layout" svg:x1="4cm" svg:y1="11.5cm" svg:x2="16.5cm" svg:y2="11.5cm">
          <text:p text:style-name="P1"/>
        </draw:line>
        <draw:line draw:style-name="gr2" draw:text-style-name="P2" draw:layer="layout" svg:x1="4cm" svg:y1="13.5cm" svg:x2="4cm" svg:y2="11.5cm">
          <text:p text:style-name="P1"/>
        </draw:line>
        <draw:line draw:style-name="gr2" draw:text-style-name="P2" draw:layer="layout" svg:x1="16.5cm" svg:y1="13.5cm" svg:x2="16.5cm" svg:y2="11.5cm">
          <text:p text:style-name="P1"/>
        </draw:line>
        <draw:frame draw:style-name="gr4" draw:text-style-name="P1" draw:layer="layout" svg:width="0.853cm" svg:height="0.963cm" svg:x="10.5cm" svg:y="13.537cm">
          <draw:text-box>
            <text:p text:style-name="P1">b</text:p>
          </draw:text-box>
        </draw:frame>
        <draw:connector draw:style-name="gr5" draw:text-style-name="P2" draw:layer="layout" draw:type="line" svg:x1="12.224cm" svg:y1="11.637cm" svg:x2="12.224cm" svg:y2="13.377cm">
          <text:p text:style-name="P1"/>
        </draw:connector>
        <draw:frame draw:style-name="gr1" draw:layer="layout" svg:width="0.68cm" svg:height="0.963cm" svg:x="12.32cm" svg:y="12cm">
          <draw:text-box>
            <text:p text:style-name="P1">f</text:p>
          </draw:text-box>
        </draw:frame>
        <draw:frame draw:style-name="gr1" draw:layer="layout" svg:width="0.959cm" svg:height="0.963cm" svg:x="12cm" svg:y="8.5cm">
          <draw:text-box>
            <text:p text:style-name="P1">D</text:p>
          </draw:text-box>
        </draw:frame>
        <draw:circle draw:style-name="gr2" draw:text-style-name="P2" draw:layer="layout" svg:width="0.5cm" svg:height="0.5cm" svg:x="3.5cm" svg:y="13.5cm">
          <text:p text:style-name="P1"/>
        </draw:circle>
        <draw:circle draw:style-name="gr2" draw:text-style-name="P2" draw:layer="layout" svg:width="0.5cm" svg:height="0.5cm" svg:x="16.5cm" svg:y="13.5cm">
          <text:p text:style-name="P1"/>
        </draw:circle>
        <draw:frame draw:style-name="gr1" draw:text-style-name="P3" draw:layer="layout" svg:width="0.891cm" svg:height="0.64cm" svg:x="5.109cm" svg:y="10.86cm">
          <draw:text-box>
            <text:p text:style-name="P1"><text:span text:style-name="T1">p0</text:span></text:p>
          </draw:text-box>
        </draw:frame>
        <draw:frame draw:style-name="gr1" draw:text-style-name="P3" draw:layer="layout" svg:width="0.891cm" svg:height="0.64cm" svg:x="15.609cm" svg:y="10.86cm">
          <draw:text-box>
            <text:p text:style-name="P1"><text:span text:style-name="T1">p1</text:span></text:p>
          </draw:text-box>
        </draw:frame>
        <draw:connector draw:style-name="gr5" draw:text-style-name="P2" draw:layer="layout" draw:type="line" svg:x1="4cm" svg:y1="10.5cm" svg:x2="5.96cm" svg:y2="10.5cm">
          <text:p text:style-name="P1"/>
        </draw:connector>
        <draw:frame draw:style-name="gr1" draw:text-style-name="P3" draw:layer="layout" svg:width="0.87cm" svg:height="0.64cm" svg:x="4.5cm" svg:y="9.5cm">
          <draw:text-box>
            <text:p text:style-name="P1"><text:span text:style-name="T1">v0</text:span></text:p>
          </draw:text-box>
        </draw:frame>
        <draw:connector draw:style-name="gr5" draw:text-style-name="P2" draw:layer="layout" draw:type="line" svg:x1="15.605cm" svg:y1="10.534cm" svg:x2="16.545cm" svg:y2="10.534cm">
          <text:p text:style-name="P1"/>
        </draw:connector>
        <draw:frame draw:style-name="gr1" draw:text-style-name="P3" draw:layer="layout" svg:width="0.87cm" svg:height="0.64cm" svg:x="15.63cm" svg:y="9.5cm">
          <draw:text-box>
            <text:p text:style-name="P1"><text:span text:style-name="T1">v1</text:span></text:p>
          </draw:text-box>
        </draw:frame>
        <draw:frame draw:style-name="gr1" draw:text-style-name="P5" draw:layer="layout" svg:width="5.019cm" svg:height="0.963cm" svg:x="4.486cm" svg:y="17.964cm">
          <draw:text-box>
            <text:p text:style-name="P4">f <text:s text:c="4"/>Focal length</text:p>
          </draw:text-box>
        </draw:frame>
        <draw:frame draw:style-name="gr1" draw:text-style-name="P5" draw:layer="layout" svg:width="6.526cm" svg:height="0.963cm" svg:x="4.486cm" svg:y="18.964cm">
          <draw:text-box>
            <text:p text:style-name="P4">b <text:s text:c="3"/>Baseline distance</text:p>
          </draw:text-box>
        </draw:frame>
        <draw:frame draw:style-name="gr1" draw:text-style-name="P5" draw:layer="layout" svg:width="5.015cm" svg:height="0.963cm" svg:x="4.486cm" svg:y="15cm">
          <draw:text-box>
            <text:p text:style-name="P4">C0 <text:s/>Left camera</text:p>
          </draw:text-box>
        </draw:frame>
        <draw:frame draw:style-name="gr1" draw:text-style-name="P5" draw:layer="layout" svg:width="11.145cm" svg:height="0.963cm" svg:x="4.486cm" svg:y="20.037cm">
          <draw:text-box>
            <text:p text:style-name="P4">D <text:s text:c="2"/>Distance to observed feature point</text:p>
          </draw:text-box>
        </draw:frame>
        <draw:frame draw:style-name="gr1" draw:text-style-name="P5" draw:layer="layout" svg:width="0.925cm" svg:height="0.963cm" svg:x="12.5cm" svg:y="3cm">
          <draw:text-box>
            <text:p text:style-name="P4">P</text:p>
          </draw:text-box>
        </draw:frame>
        <draw:frame draw:style-name="gr1" draw:text-style-name="P5" draw:layer="layout" svg:width="5.434cm" svg:height="0.963cm" svg:x="4.486cm" svg:y="16.001cm">
          <draw:text-box>
            <text:p text:style-name="P4">C1 <text:s/>Right camera</text:p>
          </draw:text-box>
        </draw:frame>
        <draw:frame draw:style-name="gr1" draw:text-style-name="P5" draw:layer="layout" svg:width="8.071cm" svg:height="0.963cm" svg:x="4.486cm" svg:y="17cm">
          <draw:text-box>
            <text:p text:style-name="P4">P <text:s text:c="3"/>Observed feature point</text:p>
          </draw:text-box>
        </draw:frame>
        <draw:frame draw:style-name="gr1" draw:text-style-name="P5" draw:layer="layout" svg:width="11.073cm" svg:height="0.963cm" svg:x="4.486cm" svg:y="21.037cm">
          <draw:text-box>
            <text:p text:style-name="P4">c0, c1 <text:s/>Pixel centre of camera images</text:p>
          </draw:text-box>
        </draw:frame>
        <draw:frame draw:style-name="gr1" draw:text-style-name="P3" draw:layer="layout" svg:width="0.875cm" svg:height="0.64cm" svg:x="3.13cm" svg:y="11.36cm">
          <draw:text-box>
            <text:p text:style-name="P1"><text:span text:style-name="T1">c0</text:span></text:p>
          </draw:text-box>
        </draw:frame>
        <draw:frame draw:style-name="gr1" draw:text-style-name="P3" draw:layer="layout" svg:width="0.875cm" svg:height="0.64cm" svg:x="16.5cm" svg:y="11.36cm">
          <draw:text-box>
            <text:p text:style-name="P1"><text:span text:style-name="T1">c1</text:span></text:p>
          </draw:text-box>
        </draw:frame>
        <draw:frame draw:style-name="gr1" draw:text-style-name="P5" draw:layer="layout" svg:width="7.212cm" svg:height="0.963cm" svg:x="7cm" svg:y="1cm">
          <draw:text-box>
            <text:p text:style-name="P4">Stereo Vision Geometry</text:p>
          </draw:text-box>
        </draw:frame>
        <draw:frame draw:style-name="gr1" draw:text-style-name="P5" draw:layer="layout" svg:width="13.532cm" svg:height="0.963cm" svg:x="4.486cm" svg:y="22cm">
          <draw:text-box>
            <text:p text:style-name="P4">p0, p1 <text:s/>Pixel position of observed feature point</text:p>
          </draw:text-box>
        </draw:frame>
        <draw:frame draw:style-name="gr1" draw:text-style-name="P5" draw:layer="layout" svg:width="15.014cm" svg:height="0.963cm" svg:x="4.486cm" svg:y="23cm">
          <draw:text-box>
            <text:p text:style-name="P4">v0, v1 <text:s/>Pixel displacement of observed feature point</text:p>
          </draw:text-box>
        </draw:frame>
        <draw:frame draw:style-name="gr1" draw:text-style-name="P5" draw:layer="layout" svg:width="6.543cm" svg:height="0.963cm" svg:x="4.501cm" svg:y="25cm">
          <draw:text-box>
            <text:p text:style-name="P4">Disparity (d) = v1 - v0</text:p>
          </draw:text-box>
        </draw:frame>
        <draw:frame draw:style-name="gr1" draw:text-style-name="P5" draw:layer="layout" svg:width="6.166cm" svg:height="0.963cm" svg:x="4.5cm" svg:y="26.5cm">
          <draw:text-box>
            <text:p text:style-name="P4">Distance (D) = bf / d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1.311cm" svg:height="0.963cm" svg:x="2.689cm" svg:y="15.501cm">
          <draw:text-box>
            <text:p text:style-name="P1">C0</text:p>
          </draw:text-box>
        </draw:frame>
        <draw:frame draw:style-name="gr1" draw:layer="layout" svg:width="1.311cm" svg:height="0.963cm" svg:x="15.689cm" svg:y="15.501cm">
          <draw:text-box>
            <text:p text:style-name="P1">C1</text:p>
          </draw:text-box>
        </draw:frame>
        <draw:line draw:style-name="gr2" draw:text-style-name="P2" draw:layer="layout" svg:x1="3.5cm" svg:y1="15.001cm" svg:x2="12.5cm" svg:y2="5.501cm">
          <text:p text:style-name="P1"/>
        </draw:line>
        <draw:line draw:style-name="gr2" draw:text-style-name="P2" draw:layer="layout" svg:x1="3.5cm" svg:y1="15.001cm" svg:x2="16cm" svg:y2="15.001cm">
          <text:p text:style-name="P1"/>
        </draw:line>
        <draw:line draw:style-name="gr2" draw:text-style-name="P2" draw:layer="layout" svg:x1="12.5cm" svg:y1="5.501cm" svg:x2="16cm" svg:y2="15.001cm">
          <text:p text:style-name="P1"/>
        </draw:line>
        <draw:line draw:style-name="gr2" draw:text-style-name="P2" draw:layer="layout" svg:x1="12.5cm" svg:y1="5.501cm" svg:x2="12.5cm" svg:y2="15.001cm">
          <text:p text:style-name="P1"/>
        </draw:line>
        <draw:line draw:style-name="gr3" draw:text-style-name="P2" draw:layer="layout" svg:x1="3.5cm" svg:y1="13.001cm" svg:x2="16cm" svg:y2="13.001cm">
          <text:p text:style-name="P1"/>
        </draw:line>
        <draw:line draw:style-name="gr2" draw:text-style-name="P2" draw:layer="layout" svg:x1="3.5cm" svg:y1="15.001cm" svg:x2="3.5cm" svg:y2="13.001cm">
          <text:p text:style-name="P1"/>
        </draw:line>
        <draw:line draw:style-name="gr2" draw:text-style-name="P2" draw:layer="layout" svg:x1="16cm" svg:y1="15.001cm" svg:x2="16cm" svg:y2="13.001cm">
          <text:p text:style-name="P1"/>
        </draw:line>
        <draw:frame draw:style-name="gr4" draw:text-style-name="P1" draw:layer="layout" svg:width="0.853cm" svg:height="0.963cm" svg:x="10cm" svg:y="15.038cm">
          <draw:text-box>
            <text:p text:style-name="P1">b</text:p>
          </draw:text-box>
        </draw:frame>
        <draw:connector draw:style-name="gr5" draw:text-style-name="P2" draw:layer="layout" draw:type="line" svg:x1="11.724cm" svg:y1="13.138cm" svg:x2="11.734cm" svg:y2="14.895cm">
          <text:p text:style-name="P1"/>
        </draw:connector>
        <draw:frame draw:style-name="gr1" draw:layer="layout" svg:width="0.68cm" svg:height="0.963cm" svg:x="11.82cm" svg:y="13.501cm">
          <draw:text-box>
            <text:p text:style-name="P1">f</text:p>
          </draw:text-box>
        </draw:frame>
        <draw:frame draw:style-name="gr1" draw:layer="layout" svg:width="0.959cm" svg:height="0.963cm" svg:x="11.5cm" svg:y="10.001cm">
          <draw:text-box>
            <text:p text:style-name="P1">D</text:p>
          </draw:text-box>
        </draw:frame>
        <draw:circle draw:style-name="gr2" draw:text-style-name="P2" draw:layer="layout" svg:width="0.5cm" svg:height="0.5cm" svg:x="3cm" svg:y="15.001cm">
          <text:p text:style-name="P1"/>
        </draw:circle>
        <draw:circle draw:style-name="gr2" draw:text-style-name="P2" draw:layer="layout" svg:width="0.5cm" svg:height="0.5cm" svg:x="16cm" svg:y="15.001cm">
          <text:p text:style-name="P1"/>
        </draw:circle>
        <draw:frame draw:style-name="gr1" draw:text-style-name="P3" draw:layer="layout" svg:width="0.891cm" svg:height="0.64cm" svg:x="4.609cm" svg:y="12.361cm">
          <draw:text-box>
            <text:p text:style-name="P1"><text:span text:style-name="T1">p0</text:span></text:p>
          </draw:text-box>
        </draw:frame>
        <draw:frame draw:style-name="gr1" draw:text-style-name="P3" draw:layer="layout" svg:width="0.891cm" svg:height="0.64cm" svg:x="15.109cm" svg:y="12.361cm">
          <draw:text-box>
            <text:p text:style-name="P1"><text:span text:style-name="T1">p1</text:span></text:p>
          </draw:text-box>
        </draw:frame>
        <draw:connector draw:style-name="gr5" draw:text-style-name="P2" draw:layer="layout" draw:type="line" svg:x1="3.5cm" svg:y1="12.001cm" svg:x2="5.46cm" svg:y2="12.001cm">
          <text:p text:style-name="P1"/>
        </draw:connector>
        <draw:frame draw:style-name="gr1" draw:text-style-name="P3" draw:layer="layout" svg:width="0.87cm" svg:height="0.64cm" svg:x="4cm" svg:y="11.001cm">
          <draw:text-box>
            <text:p text:style-name="P1"><text:span text:style-name="T1">v0</text:span></text:p>
          </draw:text-box>
        </draw:frame>
        <draw:connector draw:style-name="gr5" draw:text-style-name="P2" draw:layer="layout" draw:type="line" svg:x1="15.066cm" svg:y1="12.028cm" svg:x2="16.045cm" svg:y2="12.035cm">
          <text:p text:style-name="P1"/>
        </draw:connector>
        <draw:frame draw:style-name="gr1" draw:text-style-name="P3" draw:layer="layout" svg:width="0.87cm" svg:height="0.64cm" svg:x="15.13cm" svg:y="11.001cm">
          <draw:text-box>
            <text:p text:style-name="P1"><text:span text:style-name="T1">v1</text:span></text:p>
          </draw:text-box>
        </draw:frame>
        <draw:frame draw:style-name="gr1" draw:text-style-name="P5" draw:layer="layout" svg:width="0.925cm" svg:height="0.963cm" svg:x="12cm" svg:y="4.501cm">
          <draw:text-box>
            <text:p text:style-name="P4">P</text:p>
          </draw:text-box>
        </draw:frame>
        <draw:frame draw:style-name="gr1" draw:text-style-name="P3" draw:layer="layout" svg:width="0.875cm" svg:height="0.64cm" svg:x="2.63cm" svg:y="12.861cm">
          <draw:text-box>
            <text:p text:style-name="P1"><text:span text:style-name="T1">c0</text:span></text:p>
          </draw:text-box>
        </draw:frame>
        <draw:frame draw:style-name="gr1" draw:text-style-name="P3" draw:layer="layout" svg:width="0.875cm" svg:height="0.64cm" svg:x="16cm" svg:y="12.861cm">
          <draw:text-box>
            <text:p text:style-name="P1"><text:span text:style-name="T1">c1</text:span></text:p>
          </draw:text-box>
        </draw:frame>
        <draw:line draw:style-name="gr6" draw:text-style-name="P6" draw:layer="layout" svg:x1="3.5cm" svg:y1="15cm" svg:x2="13.5cm" svg:y2="3cm">
          <text:p text:style-name="P1"/>
        </draw:line>
        <draw:line draw:style-name="gr6" draw:text-style-name="P6" draw:layer="layout" svg:x1="3.5cm" svg:y1="15cm" svg:x2="16.5cm" svg:y2="3cm">
          <text:p text:style-name="P1"/>
        </draw:line>
        <draw:line draw:style-name="gr6" draw:text-style-name="P6" draw:layer="layout" svg:x1="16cm" svg:y1="15cm" svg:x2="10cm" svg:y2="3cm">
          <text:p text:style-name="P1"/>
        </draw:line>
        <draw:line draw:style-name="gr6" draw:text-style-name="P6" draw:layer="layout" svg:x1="16cm" svg:y1="15cm" svg:x2="13cm" svg:y2="3cm">
          <text:p text:style-name="P1"/>
        </draw:line>
        <draw:line draw:style-name="gr7" draw:text-style-name="P6" draw:layer="layout" svg:x1="13.66cm" svg:y1="5.591cm" svg:x2="12.043cm" svg:y2="7.134cm">
          <text:p text:style-name="P1"/>
        </draw:line>
        <draw:line draw:style-name="gr7" draw:text-style-name="P6" draw:layer="layout" svg:x1="11.283cm" svg:y1="5.615cm" svg:x2="12.043cm" svg:y2="7.11cm">
          <text:p text:style-name="P1"/>
        </draw:line>
        <draw:line draw:style-name="gr7" draw:text-style-name="P6" draw:layer="layout" svg:x1="13.096cm" svg:y1="3.459cm" svg:x2="13.635cm" svg:y2="5.615cm">
          <text:p text:style-name="P1"/>
        </draw:line>
        <draw:line draw:style-name="gr7" draw:text-style-name="P6" draw:layer="layout" svg:x1="13.096cm" svg:y1="3.459cm" svg:x2="11.283cm" svg:y2="5.591cm">
          <text:p text:style-name="P1"/>
        </draw:line>
        <draw:line draw:style-name="gr8" draw:text-style-name="P6" draw:layer="layout" svg:x1="13.096cm" svg:y1="3.435cm" svg:x2="9.838cm" svg:y2="14.949cm">
          <text:p text:style-name="P1"/>
        </draw:line>
        <draw:frame draw:style-name="gr1" draw:text-style-name="P5" draw:layer="layout" svg:width="11.877cm" svg:height="0.963cm" svg:x="4.851cm" svg:y="1cm">
          <draw:text-box>
            <text:p text:style-name="P4">Stereo Vision Geometry with Uncertain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9$Build-9124</meta:generator>
    <meta:initial-creator>Bob Mottram</meta:initial-creator>
    <meta:creation-date>2008-06-29T11:52:05</meta:creation-date>
    <dc:creator>Bob Mottram</dc:creator>
    <dc:date>2008-06-29T13:27:01</dc:date>
    <dc:language>en-US</dc:language>
    <meta:editing-cycles>10</meta:editing-cycles>
    <meta:editing-duration>PT1H18M55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